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0BCA724704E58028DF5.png" manifest:media-type="image/png"/>
  <manifest:file-entry manifest:full-path="Pictures/10000001000007800000015BC49ACA898DD22503.png" manifest:media-type="image/png"/>
  <manifest:file-entry manifest:full-path="Pictures/1000000100000780000000E932D9841E6E75865D.png" manifest:media-type="image/png"/>
  <manifest:file-entry manifest:full-path="Pictures/1000000100000780000000F45BF577A4AC1915C4.png" manifest:media-type="image/png"/>
  <manifest:file-entry manifest:full-path="Pictures/100000010000078000000163838A2B9BEC555A34.png" manifest:media-type="image/png"/>
  <manifest:file-entry manifest:full-path="Pictures/100000010000078000000128FA72CF5A6A8575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23f7" style:font-weight-asian="bold" style:font-weight-complex="bold"/>
    </style:style>
    <style:style style:name="P2" style:family="paragraph" style:parent-style-name="Standard">
      <style:text-properties officeooo:rsid="000fb61a" officeooo:paragraph-rsid="000fb61a"/>
    </style:style>
    <style:style style:name="T1" style:family="text">
      <style:text-properties officeooo:rsid="000d23f7"/>
    </style:style>
    <style:style style:name="T2" style:family="text">
      <style:text-properties fo:font-weight="bold" officeooo:rsid="000d23f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6.73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3.26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3.38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8.36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29.563cm, 0cm, -0.82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31.044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3"/><text:span text:style-name="T2">Assignment-5</text:span></text:p>
      <text:p text:style-name="P1"/>
      <text:p text:style-name="Standard"><text:s text:c="42"/><text:span text:style-name="T1">Relational and Logical operators</text:span></text:p>
      <text:p text:style-name="Standard"/>
      <text:p text:style-name="P2">1.</text:p>
      <text:p text:style-name="P2"><draw:frame draw:style-name="fr6" draw:name="Image1" text:anchor-type="char" svg:x="0.109cm" svg:y="0.235cm" svg:width="6.611cm" svg:height="2.619cm" draw:z-index="0"><draw:image xlink:href="Pictures/100000010000078000000128FA72CF5A6A8575F8.png" xlink:type="simple" xlink:show="embed" xlink:actuate="onLoad" draw:mime-type="image/png"/></draw:frame><text:s text:c="3"/></text:p>
      <text:p text:style-name="P2"/>
      <text:p text:style-name="P2"/>
      <text:p text:style-name="P2"/>
      <text:p text:style-name="P2"/>
      <text:p text:style-name="P2"/>
      <text:p text:style-name="P2">2.</text:p>
      <text:p text:style-name="P2"><draw:frame draw:style-name="fr5" draw:name="Image2" text:anchor-type="char" svg:x="-0.131cm" svg:y="0.238cm" svg:width="7.382cm" svg:height="2.159cm" draw:z-index="1"><draw:image xlink:href="Pictures/1000000100000780000000F45BF577A4AC1915C4.png" xlink:type="simple" xlink:show="embed" xlink:actuate="onLoad" draw:mime-type="image/png"/></draw:frame><text:s text:c="4"/></text:p>
      <text:p text:style-name="P2"/>
      <text:p text:style-name="P2"/>
      <text:p text:style-name="P2"/>
      <text:p text:style-name="P2"/>
      <text:p text:style-name="P2"/>
      <text:p text:style-name="P2">3.</text:p>
      <text:p text:style-name="P2"><draw:frame draw:style-name="fr4" draw:name="Image3" text:anchor-type="char" svg:x="0.025cm" svg:y="0.173cm" svg:width="7.509cm" svg:height="2.062cm" draw:z-index="2"><draw:image xlink:href="Pictures/1000000100000780000000E932D9841E6E75865D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2">4.</text:p>
      <text:p text:style-name="P2"><draw:frame draw:style-name="fr3" draw:name="Image4" text:anchor-type="char" svg:x="0.078cm" svg:y="0.106cm" svg:width="9.174cm" svg:height="3.143cm" draw:z-index="3"><draw:image xlink:href="Pictures/100000010000078000000163838A2B9BEC555A34.png" xlink:type="simple" xlink:show="embed" xlink:actuate="onLoad" draw:mime-type="image/png"/></draw:frame><text:s text:c="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.</text:p>
      <text:p text:style-name="P2"><draw:frame draw:style-name="fr2" draw:name="Image5" text:anchor-type="char" svg:x="0.03cm" svg:y="0.407cm" svg:width="9.215cm" svg:height="3.071cm" draw:z-index="4"><draw:image xlink:href="Pictures/10000001000007800000015BC49ACA898DD22503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6.</text:p>
      <text:p text:style-name="P2"><draw:frame draw:style-name="fr1" draw:name="Image6" text:anchor-type="char" svg:x="0.016cm" svg:y="0.397cm" svg:width="8.052cm" svg:height="1.663cm" draw:z-index="5"><draw:image xlink:href="Pictures/1000000100000780000000BCA724704E58028DF5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38:56.066002195</meta:creation-date>
    <dc:date>2023-09-10T21:21:15.393090778</dc:date>
    <meta:editing-duration>PT18M27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1" meta:paragraph-count="13" meta:word-count="11" meta:character-count="165" meta:non-whitespace-character-count="53"/>
  </office:meta>
</office:document-meta>
</file>